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15.19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0.238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6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74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7" style:family="table-cell" style:parent-style-name="Default" style:data-style-name="N108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 style:data-style-name="N109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" style:family="table-cell" style:parent-style-name="Default" style:data-style-name="N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" style:family="table-cell" style:parent-style-name="Default" style:data-style-name="N108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6" style:family="table-cell" style:parent-style-name="Default" style:data-style-name="N37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 style:data-style-name="N61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" style:family="table-cell" style:parent-style-name="Default" style:data-style-name="N107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9" style:family="table-cell" style:parent-style-name="Default" style:data-style-name="N6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6" table:number-columns-repeated="1016" table:default-cell-style-name="ce4"/>
        <table:table-column table:style-name="co8" table:default-cell-style-name="ce4"/>
        <table:table-row table:style-name="ro1">
          <table:table-cell table:style-name="ce4" office:value-type="string" calcext:value-type="string">
            <text:p><text:span text:style-name="T1">Data</text:span></text:p>
          </table:table-cell>
          <table:table-cell table:style-name="ce4" office:value-type="string" calcext:value-type="string">
            <text:p><text:span text:style-name="T1">Hora inicio</text:span></text:p>
          </table:table-cell>
          <table:table-cell table:style-name="ce4" office:value-type="string" calcext:value-type="string">
            <text:p><text:span text:style-name="T1">Hora fim</text:span></text:p>
          </table:table-cell>
          <table:table-cell office:value-type="string" calcext:value-type="string">
            <text:p><text:span text:style-name="T1">Descrição</text:span>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<text:span text:style-name="T1">Criação do projeto laravel e conexão com postgres</text:span></text:p>
          </table:table-cell>
          <table:table-cell table:formula="of:=[.C2]-[.B2]" office:value-type="time" office:time-value="PT00H29M59S" calcext:value-type="time">
            <text:p>00:29:59</text:p>
          </table:table-cell>
          <table:table-cell/>
          <table:table-cell table:formula="of:=SUM([.E$1:.E$1048576])*24" office:value-type="float" office:value="210.950555555556" calcext:value-type="float">
            <text:p>210,950555555556</text:p>
          </table:table-cell>
          <table:table-cell table:number-columns-repeated="1017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<text:span text:style-name="T1">Casos de uso e começo do diagrama ER</text:span>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<text:span text:style-name="T1">Parte do diagrama ER e revisão geral do projeto</text:span></text:p>
          </table:table-cell>
          <table:table-cell table:formula="of:=[.C4]-[.B4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5]-[.B5]" office:value-type="time" office:time-value="PT00H10M01S" calcext:value-type="time">
            <text:p>00:10:01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6]-[.B6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7]-[.B7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pan text:style-name="T1">Mudança de planos: Pagamento não será redirecionado, falha ao gerar boleto</text:span>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Request, Model, Migration, Seeder, API Route and Factory for User</text:span></text:p>
          </table:table-cell>
          <table:table-cell table:formula="of:=[.C9]-[.B9]" office:value-type="time" office:time-value="PT04H09M59S" calcext:value-type="time">
            <text:p>04:09:59</text:p>
          </table:table-cell>
          <table:table-cell table:number-columns-repeated="101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Finalizado CRUD User</text:span></text:p>
          </table:table-cell>
          <table:table-cell table:formula="of:=[.C10]-[.B10]" office:value-type="time" office:time-value="PT03H14M59S" calcext:value-type="time">
            <text:p>03:1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<text:span text:style-name="T1">Início da autenticação</text:span></text:p>
          </table:table-cell>
          <table:table-cell table:formula="of:=[.C11]-[.B11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utenticação e envio de e-mail</text:span></text:p>
          </table:table-cell>
          <table:table-cell table:formula="of:=[.C12]-[.B12]" office:value-type="time" office:time-value="PT01H04M59S" calcext:value-type="time">
            <text:p>01:04:59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Redefinição de senhas</text:span>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Verificação de e-mail, refatoração e vue.js</text:span></text:p>
          </table:table-cell>
          <table:table-cell table:formula="of:=[.C14]-[.B14]" office:value-type="time" office:time-value="PT02H29M59S" calcext:value-type="time">
            <text:p>02:29:59</text:p>
          </table:table-cell>
          <table:table-cell table:number-columns-repeated="101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5]-[.B15]" office:value-type="time" office:time-value="PT01H09M58S" calcext:value-type="time">
            <text:p>01:09:58</text:p>
          </table:table-cell>
          <table:table-cell table:number-columns-repeated="1019"/>
        </table:table-row>
        <table:table-row table:style-name="ro1">
          <table:table-cell office:value-type="date" office:date-value="2022-04-10" calcext:value-type="date">
            <text:p>1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6]-[.B16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1">
          <table:table-cell office:value-type="date" office:date-value="2022-04-11" calcext:value-type="date">
            <text:p>11/04/20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7]-[.B17]" office:value-type="time" office:time-value="PT01H34M59S" calcext:value-type="time">
            <text:p>01:34:59</text:p>
          </table:table-cell>
          <table:table-cell table:number-columns-repeated="1019"/>
        </table:table-row>
        <table:table-row table:style-name="ro1">
          <table:table-cell office:value-type="date" office:date-value="2022-04-13" calcext:value-type="date">
            <text:p>13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1">
          <table:table-cell office:value-type="date" office:date-value="2022-04-14" calcext:value-type="date">
            <text:p>14/04/20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<text:span text:style-name="T1">Landing Page concluída</text:span>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date" office:date-value="2022-04-15" calcext:value-type="date">
            <text:p>15/04/20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<text:span text:style-name="T1">Estilizando Formulário de login</text:span>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Editando Controller de registro</text:span>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<text:span text:style-name="T1">Form de verificação de e-mails e limpando blade APP</text:span></text:p>
          </table:table-cell>
          <table:table-cell table:formula="of:=[.C24]-[.B24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Configure Vue3 and vue-router</text:span>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<text:span text:style-name="T1">Style header, footer and main content</text:span>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101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Img minify and frontend routes</text:span>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<text:span text:style-name="T1">Frontend Components and Home page</text:span>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<text:span text:style-name="T1">Solve client routing</text:span>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4-20" calcext:value-type="date">
            <text:p>2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Acompanhamento do projeto e testes iniciais</text:span></text:p>
          </table:table-cell>
          <table:table-cell table:formula="of:=[.C30]-[.B30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<text:span text:style-name="T1">Material Icons import</text:span>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Admin pages and some components</text:span></text:p>
          </table:table-cell>
          <table:table-cell table:formula="of:=[.C32]-[.B32]" office:value-type="time" office:time-value="PT02H29M59S" calcext:value-type="time">
            <text:p>02:29:59</text:p>
          </table:table-cell>
          <table:table-cell table:number-columns-repeated="1019"/>
        </table:table-row>
        <table:table-row table:style-name="ro1">
          <table:table-cell office:value-type="date" office:date-value="2022-04-23" calcext:value-type="date">
            <text:p>23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Inputs and form data</text:span>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1019"/>
        </table:table-row>
        <table:table-row table:style-name="ro1">
          <table:table-cell office:value-type="date" office:date-value="2022-04-24" calcext:value-type="date">
            <text:p>24/04/20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Admin: tournaments and users pages, client: tournaments and home page</text:span></text:p>
          </table:table-cell>
          <table:table-cell table:formula="of:=[.C34]-[.B34]" office:value-type="time" office:time-value="PT01H14M59S" calcext:value-type="time">
            <text:p>01:14:59</text:p>
          </table:table-cell>
          <table:table-cell table:number-columns-repeated="1019"/>
        </table:table-row>
        <table:table-row table:style-name="ro1">
          <table:table-cell office:value-type="date" office:date-value="2022-04-25" calcext:value-type="date">
            <text:p>25/04/20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frontend further styling and useful components, v-model correction</text:span>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profile page</text:span></text:p>
          </table:table-cell>
          <table:table-cell table:formula="of:=[.C36]-[.B36]" office:value-type="time" office:time-value="PT02H19M59S" calcext:value-type="time">
            <text:p>02:19:59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Admin modals and register components</text:span>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Better structure and admin pages</text:span></text:p>
          </table:table-cell>
          <table:table-cell table:formula="of:=[.C38]-[.B38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39]-[.B39]" office:value-type="time" office:time-value="PT00H09M59S" calcext:value-type="time">
            <text:p>00:09:59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1]-[.B41]" office:value-type="time" office:time-value="PT02H49M59S" calcext:value-type="time">
            <text:p>02:49:59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Admin settings page</text:span></text:p>
          </table:table-cell>
          <table:table-cell table:formula="of:=[.C42]-[.B42]" office:value-type="time" office:time-value="PT01H14M58S" calcext:value-type="time">
            <text:p>01:14:58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Backend stuff</text:span>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Tournaments migrations, ER and requests</text:span></text:p>
          </table:table-cell>
          <table:table-cell table:formula="of:=[.C44]-[.B44]" office:value-type="time" office:time-value="PT01H59M59S" calcext:value-type="time">
            <text:p>01:59:59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API auth, tournament controller</text:span></text:p>
          </table:table-cell>
          <table:table-cell table:formula="of:=[.C45]-[.B45]" office:value-type="time" office:time-value="PT01H44M59S" calcext:value-type="time">
            <text:p>01:44:59</text:p>
          </table:table-cell>
          <table:table-cell table:number-columns-repeated="1019"/>
        </table:table-row>
        <table:table-row table:style-name="ro1">
          <table:table-cell office:value-type="date" office:date-value="2022-05-02" calcext:value-type="date">
            <text:p>02/05/20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Recurring tournaments controller and auth fixes</text:span>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Create tournament modal</text:span>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<text:span text:style-name="T1">Hostgator credentials and SSH failure</text:span></text:p>
          </table:table-cell>
          <table:table-cell table:formula="of:=[.C48]-[.B48]" office:value-type="time" office:time-value="PT00H19M59S" calcext:value-type="time">
            <text:p>00:19:59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User and tournaments dynamic data, Model adjustments</text:span>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<text:span text:style-name="T1">Dynamic prices landing page and some api resources</text:span>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<text:span text:style-name="T1">Global data and update plan prices</text:span>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<text:span text:style-name="T1">Dynamic users using store</text:span>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CRUD de notificações</text:span>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Payment CRUD, EULA upload and Register user modal</text:span>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<text:span text:style-name="T1">notification intervals</text:span>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<text:span text:style-name="T1">CRUD notifications Frontend</text:span>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Ad backend</text:span>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Ads CUD</text:span>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<text:span text:style-name="T1">Finish Ads CRUD</text:span>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Register Stepper</text:span>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Tournament Plataforms and types</text:span></text:p>
          </table:table-cell>
          <table:table-cell table:formula="of:=[.C61]-[.B61]" office:value-type="time" office:time-value="PT01H43M59S" calcext:value-type="time">
            <text:p>01:43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<text:span text:style-name="T1">Configuring php, composer, laravel and htaccess for production</text:span></text:p>
          </table:table-cell>
          <table:table-cell table:formula="of:=[.C62]-[.B62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<text:span text:style-name="T1">Cadastro e aprovação de torneios (com recorrência)</text:span></text:p>
          </table:table-cell>
          <table:table-cell table:formula="of:=[.C63]-[.B63]" office:value-type="time" office:time-value="PT03H14M59S" calcext:value-type="time">
            <text:p>03:14:59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Edição de Torneios e Insights (back e front)</text:span>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ltros de torneio e usuário</text:span>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<text:span text:style-name="T1">Filtros restantes de admin</text:span></text:p>
          </table:table-cell>
          <table:table-cell table:formula="of:=[.C66]-[.B66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<text:span text:style-name="T1">Início da publicação admin</text:span>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Publicação admin</text:span>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101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Testes iniciais admin</text:span></text:p>
          </table:table-cell>
          <table:table-cell table:formula="of:=[.C69]-[.B69]" office:value-type="time" office:time-value="PT01H14M59S" calcext:value-type="time">
            <text:p>01:14:59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4M59S" calcext:value-type="time">
            <text:p>01:54:59</text:p>
          </table:table-cell>
          <table:table-cell office:value-type="string" calcext:value-type="string">
            <text:p><text:span text:style-name="T1">Favicon and password reset and update pages</text:span></text:p>
          </table:table-cell>
          <table:table-cell table:formula="of:=[.C70]-[.B70]" office:value-type="time" office:time-value="PT00H39M59S" calcext:value-type="time">
            <text:p>00:39:59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54M59S" calcext:value-type="time">
            <text:p>01:54:59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<text:span text:style-name="T1">Página de torneios client integrada</text:span></text:p>
          </table:table-cell>
          <table:table-cell table:formula="of:=[.C71]-[.B71]" office:value-type="time" office:time-value="PT00H20M01S" calcext:value-type="time">
            <text:p>00:20:01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xed timeInput</text:span>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<text:span text:style-name="T1">Fixed htaccess redirects</text:span></text:p>
          </table:table-cell>
          <table:table-cell table:formula="of:=[.C73]-[.B73]" office:value-type="time" office:time-value="PT00H34M59S" calcext:value-type="time">
            <text:p>00:34:59</text:p>
          </table:table-cell>
          <table:table-cell table:number-columns-repeated="101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<text:span text:style-name="T1">Show notifications from user backend</text:span></text:p>
          </table:table-cell>
          <table:table-cell table:formula="of:=[.C74]-[.B74]" office:value-type="time" office:time-value="PT01H59M59S" calcext:value-type="time">
            <text:p>01:59:59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8H19M59S" calcext:value-type="time">
            <text:p>18:19:59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Notifications fetch frontend</text:span>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<text:span text:style-name="T1">Enable regular notification modal</text:span></text:p>
          </table:table-cell>
          <table:table-cell table:formula="of:=[.C76]-[.B76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<text:span text:style-name="T1">Enable regular notification integration</text:span>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Install serviceworker</text:span>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79]-[.B79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Instalando ambiente no notebook</text:span></text:p>
          </table:table-cell>
          <table:table-cell table:formula="of:=[.C81]-[.B81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Disable notifications back e front</text:span></text:p>
          </table:table-cell>
          <table:table-cell table:formula="of:=[.C82]-[.B82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<text:span text:style-name="T1">Setup new environment</text:span></text:p>
          </table:table-cell>
          <table:table-cell table:formula="of:=[.C83]-[.B83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2">
          <table:table-cell office:value-type="date" office:date-value="2022-05-27" calcext:value-type="date">
            <text:p>27/05/2022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Visão geral dos protocolos do mercadopago</text:span></text:p>
          </table:table-cell>
          <table:table-cell table:formula="of:=[.C84]-[.B84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Leitura e testes com API mercadopago</text:span></text:p>
          </table:table-cell>
          <table:table-cell table:formula="of:=[.C85]-[.B85]" office:value-type="time" office:time-value="PT02H00M01S" calcext:value-type="time">
            <text:p>02:00:01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20H05M00S" calcext:value-type="time">
            <text:p>20:05:00</text:p>
          </table:table-cell>
          <table:table-cell office:value-type="string" calcext:value-type="string">
            <text:p><text:span text:style-name="T1">Exemplo mercadopago frontend and fix bugs</text:span></text:p>
          </table:table-cell>
          <table:table-cell table:formula="of:=[.C86]-[.B86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Arrumando ambiente de integração</text:span></text:p>
          </table:table-cell>
          <table:table-cell table:formula="of:=[.C87]-[.B87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Mentoria e card token enviado</text:span></text:p>
          </table:table-cell>
          <table:table-cell table:formula="of:=[.C88]-[.B88]" office:value-type="time" office:time-value="PT01H49M59S" calcext:value-type="time">
            <text:p>01:49:59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1H35M00S" calcext:value-type="time">
            <text:p>11:35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<text:span text:style-name="T1">Alterar dados do usuário (front)</text:span></text:p>
          </table:table-cell>
          <table:table-cell table:formula="of:=[.C89]-[.B89]" office:value-type="time" office:time-value="PT00H34M59S" calcext:value-type="time">
            <text:p>00:34:59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3H49M59S" calcext:value-type="time">
            <text:p>13:49:59</text:p>
          </table:table-cell>
          <table:table-cell office:value-type="time" office:time-value="PT14H50M00S" calcext:value-type="time">
            <text:p>14:50:00</text:p>
          </table:table-cell>
          <table:table-cell office:value-type="string" calcext:value-type="string">
            <text:p><text:span text:style-name="T1">Exibir ícones de notificação</text:span></text:p>
          </table:table-cell>
          <table:table-cell table:formula="of:=[.C90]-[.B9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Change payment_method</text:span>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35M00S" calcext:value-type="time">
            <text:p>23:35:00</text:p>
          </table:table-cell>
          <table:table-cell office:value-type="string" calcext:value-type="string">
            <text:p><text:span text:style-name="T1">Testes e correções de bug</text:span></text:p>
          </table:table-cell>
          <table:table-cell table:formula="of:=[.C92]-[.B92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Bug fixes, Load ads, View user page</text:span></text:p>
          </table:table-cell>
          <table:table-cell table:formula="of:=[.C93]-[.B93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Translate pt-BR and fix timezone</text:span></text:p>
          </table:table-cell>
          <table:table-cell table:formula="of:=[.C94]-[.B94]" office:value-type="time" office:time-value="PT00H24M59S" calcext:value-type="time">
            <text:p>00:24:59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Finished view user page</text:span></text:p>
          </table:table-cell>
          <table:table-cell table:formula="of:=[.C95]-[.B95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5" calcext:value-type="date">
            <text:p>5-jun</text:p>
          </table:table-cell>
          <table:table-cell office:value-type="time" office:time-value="PT18H30M00S" calcext:value-type="time">
            <text:p>18:30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<text:span text:style-name="T1">Recorrência quinzenal ajustada</text:span></text:p>
          </table:table-cell>
          <table:table-cell table:formula="of:=[.C96]-[.B96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6" calcext:value-type="date">
            <text:p>6-jun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Arrumando timeinput</text:span></text:p>
          </table:table-cell>
          <table:table-cell table:formula="of:=[.C97]-[.B97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3">
          <table:table-cell table:style-name="ce8" office:value-type="date" office:date-value="2022-06-06" calcext:value-type="date">
            <text:p>06-jun</text:p>
          </table:table-cell>
          <table:table-cell office:value-type="time" office:time-value="PT17H25M00S" calcext:value-type="time">
            <text:p>17:2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Ver torneio</text:span></text:p>
          </table:table-cell>
          <table:table-cell table:formula="of:=[.C98]-[.B98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4">
          <table:table-cell table:style-name="ce8" office:value-type="date" office:date-value="2022-06-06" calcext:value-type="date">
            <text:p>06-jun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0H35M00S" calcext:value-type="time">
            <text:p>20:35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99]-[.B99]" office:value-type="time" office:time-value="PT00H14M59S" calcext:value-type="time">
            <text:p>00:14:59</text:p>
          </table:table-cell>
          <table:table-cell table:number-columns-repeated="1019"/>
        </table:table-row>
        <table:table-row table:style-name="ro4">
          <table:table-cell table:style-name="ce7" office:value-type="date" office:date-value="2022-06-12" calcext:value-type="date">
            <text:p>12-ju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0]-[.B100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4">
          <table:table-cell table:style-name="ce8" office:value-type="date" office:date-value="2022-06-12" calcext:value-type="date">
            <text:p>12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Finish payment controller and not allow user to access platform if not regular</text:span></text:p>
          </table:table-cell>
          <table:table-cell table:formula="of:=[.C101]-[.B101]" office:value-type="time" office:time-value="PT02H44M59S" calcext:value-type="time">
            <text:p>02:44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3" calcext:value-type="date">
            <text:p>13-jun</text:p>
          </table:table-cell>
          <table:table-cell office:value-type="time" office:time-value="PT23H00M00S" calcext:value-type="time">
            <text:p>23:0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2]-[.B102]" office:value-type="time" office:time-value="PT00H19M59S" calcext:value-type="time">
            <text:p>00:1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6" calcext:value-type="date">
            <text:p>16-jun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3H35M00S" calcext:value-type="time">
            <text:p>03:35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3]-[.B103]" office:value-type="time" office:time-value="PT02H05M00S" calcext:value-type="time">
            <text:p>02:05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16" calcext:value-type="date">
            <text:p>16-jun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4]-[.B104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7" calcext:value-type="date">
            <text:p>17-jun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5]-[.B105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17" calcext:value-type="date">
            <text:p>17-jun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MercadoPago tickets and payment controller</text:span></text:p>
          </table:table-cell>
          <table:table-cell table:formula="of:=[.C106]-[.B106]" office:value-type="time" office:time-value="PT03H00M00S" calcext:value-type="time">
            <text:p>03:0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0" calcext:value-type="date">
            <text:p>20-jun</text:p>
          </table:table-cell>
          <table:table-cell office:value-type="time" office:time-value="PT20H25M00S" calcext:value-type="time">
            <text:p>20:25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Reunião de testes</text:span></text:p>
          </table:table-cell>
          <table:table-cell table:formula="of:=[.C107]-[.B10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<text:span text:style-name="T1">User Block improvements</text:span></text:p>
          </table:table-cell>
          <table:table-cell table:formula="of:=[.C108]-[.B108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1H10M00S" calcext:value-type="time">
            <text:p>01:10:0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<text:span text:style-name="T1">Seed Platforms</text:span></text:p>
          </table:table-cell>
          <table:table-cell table:formula="of:=[.C109]-[.B109]" office:value-type="time" office:time-value="PT00H09M59S" calcext:value-type="time">
            <text:p>00:09:59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1H20M00S" calcext:value-type="time">
            <text:p>01:2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110]-[.B110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4" calcext:value-type="date">
            <text:p>24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Fix bugs</text:span></text:p>
          </table:table-cell>
          <table:table-cell table:formula="of:=[.C111]-[.B111]" office:value-type="time" office:time-value="PT03H45M00S" calcext:value-type="time">
            <text:p>03:45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5" calcext:value-type="date">
            <text:p>25-jun</text:p>
          </table:table-cell>
          <table:table-cell office:value-type="time" office:time-value="PT21H10M00S" calcext:value-type="time">
            <text:p>21:1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Prune models and remove ticket when paying with credit card</text:span></text:p>
          </table:table-cell>
          <table:table-cell table:formula="of:=[.C112]-[.B11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5" calcext:value-type="date">
            <text:p>25-jun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Finalizado Webhook mercadopago</text:span></text:p>
          </table:table-cell>
          <table:table-cell table:formula="of:=[.C113]-[.B113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6" calcext:value-type="date">
            <text:p>26-ju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8H05M00S" calcext:value-type="time">
            <text:p>18:05:00</text:p>
          </table:table-cell>
          <table:table-cell office:value-type="string" calcext:value-type="string">
            <text:p><text:span text:style-name="T1">Várias melhorias e testes de pagamento, e outras correções solicitadas</text:span></text:p>
          </table:table-cell>
          <table:table-cell table:formula="of:=[.C114]-[.B114]" office:value-type="time" office:time-value="PT06H05M00S" calcext:value-type="time">
            <text:p>06:05:00</text:p>
          </table:table-cell>
          <table:table-cell table:number-columns-repeated="1019"/>
        </table:table-row>
        <table:table-row table:style-name="ro5">
          <table:table-cell table:style-name="ce9" office:value-type="date" office:date-value="2022-07-05" calcext:value-type="date">
            <text:p>05/07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Mudando Template de e-mail</text:span></text:p>
          </table:table-cell>
          <table:table-cell table:formula="of:=[.C115]-[.B115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5">
          <table:table-cell office:value-type="date" office:date-value="2022-07-07" calcext:value-type="date">
            <text:p>07/07/2022</text:p>
          </table:table-cell>
          <table:table-cell office:value-type="time" office:time-value="PT20H05M00S" calcext:value-type="time">
            <text:p>20:05:00</text:p>
          </table:table-cell>
          <table:table-cell office:value-type="time" office:time-value="PT23H55M00S" calcext:value-type="time">
            <text:p>23:55:00</text:p>
          </table:table-cell>
          <table:table-cell office:value-type="string" calcext:value-type="string">
            <text:p><text:span text:style-name="T1">Diversas correções de bug</text:span></text:p>
          </table:table-cell>
          <table:table-cell table:formula="of:=[.C116]-[.B116]" office:value-type="time" office:time-value="PT03H49M59S" calcext:value-type="time">
            <text:p>03:4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7-09" calcext:value-type="date">
            <text:p>9-jul</text:p>
          </table:table-cell>
          <table:table-cell office:value-type="time" office:time-value="PT12H19M59S" calcext:value-type="time">
            <text:p>12:19:59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117]-[.B11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7-13" calcext:value-type="date">
            <text:p>13-jul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Botão WhatsApp e removido notification intervals</text:span></text:p>
          </table:table-cell>
          <table:table-cell table:formula="of:=[.C118]-[.B118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7-13" calcext:value-type="date">
            <text:p>13-jul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Correções solicitadas pelo cliente, bug fixes e update produção</text:span></text:p>
          </table:table-cell>
          <table:table-cell table:formula="of:=[.C119]-[.B119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7-27" calcext:value-type="date">
            <text:p>27-jul</text:p>
          </table:table-cell>
          <table:table-cell office:value-type="time" office:time-value="PT22H30M00S" calcext:value-type="time">
            <text:p>22:3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Sincronizando repositórios e novo ambiente de desenvolvimento</text:span></text:p>
          </table:table-cell>
          <table:table-cell table:formula="of:=[.C120]-[.B120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7-27" calcext:value-type="date">
            <text:p>27-jul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1]-[.B121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7-27" calcext:value-type="date">
            <text:p>27-jul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50M00S" calcext:value-type="time">
            <text:p>14:5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2]-[.B122]" office:value-type="time" office:time-value="PT03H20M00S" calcext:value-type="time">
            <text:p>03:2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8-08" calcext:value-type="date">
            <text:p>8-ago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3]-[.B12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8-08" calcext:value-type="date">
            <text:p>08-ago</text:p>
          </table:table-cell>
          <table:table-cell office:value-type="time" office:time-value="PT19H10M00S" calcext:value-type="time">
            <text:p>19:10:00</text:p>
          </table:table-cell>
          <table:table-cell office:value-type="time" office:time-value="PT19H55M00S" calcext:value-type="time">
            <text:p>19:55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4]-[.B124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8-10" calcext:value-type="date">
            <text:p>10-ago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Alteração do buy-in para float</text:span></text:p>
          </table:table-cell>
          <table:table-cell table:formula="of:=[.C125]-[.B125]" office:value-type="time" office:time-value="PT00H24M59S" calcext:value-type="time">
            <text:p>00:24:59</text:p>
          </table:table-cell>
          <table:table-cell table:number-columns-repeated="1019"/>
        </table:table-row>
        <table:table-row table:style-name="ro6">
          <table:table-cell table:style-name="ce10" office:value-type="date" office:date-value="2022-08-17" calcext:value-type="date">
            <text:p>17-ago</text:p>
          </table:table-cell>
          <table:table-cell table:style-name="ce11" office:value-type="time" office:time-value="PT21H20M00S" calcext:value-type="time">
            <text:p>21:20:00</text:p>
          </table:table-cell>
          <table:table-cell table:style-name="ce11" office:value-type="time" office:time-value="PT23H40M00S" calcext:value-type="time">
            <text:p>23:40:00</text:p>
          </table:table-cell>
          <table:table-cell table:style-name="ce12" office:value-type="string" calcext:value-type="string">
            <text:p><text:span text:style-name="T1">Ajustes solicitados pelo cliente</text:span></text:p>
          </table:table-cell>
          <table:table-cell table:formula="of:=[.C126]-[.B126]" office:value-type="time" office:time-value="PT02H20M00S" calcext:value-type="time">
            <text:p>02:20:00</text:p>
          </table:table-cell>
          <table:table-cell table:number-columns-repeated="1019"/>
        </table:table-row>
        <table:table-row table:style-name="ro6">
          <table:table-cell table:style-name="ce16" office:value-type="date" office:date-value="2022-08-19" calcext:value-type="date">
            <text:p>19/08/2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19" office:value-type="time" office:time-value="PT22H40M00S" calcext:value-type="time">
            <text:p>22:40:00</text:p>
          </table:table-cell>
          <table:table-cell office:value-type="string" calcext:value-type="string">
            <text:p>Paginação de torneios</text:p>
          </table:table-cell>
          <table:table-cell table:formula="of:=[.C127]-[.B127]" office:value-type="time" office:time-value="PT07H10M00S" calcext:value-type="time">
            <text:p>07:1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28]-[.B1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29]-[.B1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0]-[.B1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1]-[.B1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2]-[.B1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3]-[.B1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textual="true"/>
    </number:date-style>
    <number:date-style style:name="N108">
      <number:day/>
      <number:text>-</number:text>
      <number:month number:textual="true"/>
    </number:date-style>
    <number:time-style style:name="N107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65.7cm"/>
      </style:header-style>
      <style:footer-style>
        <style:header-footer-properties fo:min-height="65.7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/>
    <meta:creation-date/>
    <meta:editing-cycles>3</meta:editing-cycles>
    <meta:editing-duration>PT1M5S</meta:editing-duration>
    <dc:date>2022-08-19T22:32:36.943042518</dc:date>
    <meta:document-statistic meta:table-count="1" meta:cell-count="641" meta:object-count="0"/>
  </office:meta>
</office:document-meta>
</file>